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V8</text:p>
          </table:table-cell>
          <table:table-cell office:value-type="string">
            <text:p>V9</text:p>
          </table:table-cell>
          <table:table-cell office:value-type="string">
            <text:p>V10</text:p>
          </table:table-cell>
          <table:table-cell table:style-name="Default" office:value-type="string">
            <text:p>Média</text:p>
          </table:table-cell>
          <table:table-cell table:style-name="Default" office:value-type="string">
            <text:p>Erro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string">
            <text:p>Pior Caso</text:p>
          </table:table-cell>
          <table:table-cell office:value-type="float" office:value="0.26">
            <text:p>0.2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table:formula="of:=SUM([.C2:.L2])/COUNT([.C2:.L2])" office:value-type="float" office:value="0.211">
            <text:p>0.21</text:p>
          </table:table-cell>
          <table:table-cell table:formula="of:=SQRT( 0.01*0.01 + POWER(STDEV([.C2:.L2])/SQRT(COUNT([.C2:.L2]));2))" office:value-type="float" office:value="0.0117803980313815">
            <text:p>0.01</text:p>
          </table:table-cell>
        </table:table-row>
        <table:table-row table:style-name="ro1">
          <table:table-cell office:value-type="string">
            <text:p>Bubble</text:p>
          </table:table-cell>
          <table:table-cell office:value-type="string">
            <text:p>Melhor Caso</text:p>
          </table:table-cell>
          <table:table-cell table:number-columns-repeated="10" office:value-type="float" office:value="0">
            <text:p>0</text:p>
          </table:table-cell>
          <table:table-cell table:formula="of:=SUM([.C3:.L3])/COUNT([.C3:.L3])" office:value-type="float" office:value="0">
            <text:p>0.00</text:p>
          </table:table-cell>
          <table:table-cell table:formula="of:=SQRT( 0.01*0.01 + POWER(STDEV([.C3:.L3])/SQRT(COUNT([.C3:.L3]));2))" office:value-type="float" office:value="0.01">
            <text:p>0.01</text:p>
          </table:table-cell>
        </table:table-row>
        <table:table-row table:style-name="ro1">
          <table:table-cell office:value-type="string">
            <text:p>Insertion</text:p>
          </table:table-cell>
          <table:table-cell office:value-type="string">
            <text:p>Pior Caso</text:p>
          </table:table-cell>
          <table:table-cell table:number-columns-repeated="10" office:value-type="float" office:value="0.07">
            <text:p>0.07</text:p>
          </table:table-cell>
          <table:table-cell table:formula="of:=SUM([.C4:.L4])/COUNT([.C4:.L4])" office:value-type="float" office:value="0.07">
            <text:p>0.07</text:p>
          </table:table-cell>
          <table:table-cell table:formula="of:=SQRT( 0.01*0.01 + POWER(STDEV([.C4:.L4])/SQRT(COUNT([.C4:.L4]));2))" office:value-type="float" office:value="0.01">
            <text:p>0.01</text:p>
          </table:table-cell>
        </table:table-row>
        <table:table-row table:style-name="ro1">
          <table:table-cell office:value-type="string">
            <text:p>Insertion</text:p>
          </table:table-cell>
          <table:table-cell office:value-type="string">
            <text:p>Melhor Caso</text:p>
          </table:table-cell>
          <table:table-cell table:number-columns-repeated="7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table:formula="of:=SUM([.C5:.L5])/COUNT([.C5:.L5])" office:value-type="float" office:value="0.069">
            <text:p>0.07</text:p>
          </table:table-cell>
          <table:table-cell table:formula="of:=SQRT( 0.01*0.01 + POWER(STDEV([.C5:.L5])/SQRT(COUNT([.C5:.L5]));2))" office:value-type="float" office:value="0.0100498756211209">
            <text:p>0.01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string">
            <text:p>Pior Caso</text:p>
          </table:table-cell>
          <table:table-cell office:value-type="float" office:value="1.26">
            <text:p>1.26</text:p>
          </table:table-cell>
          <table:table-cell office:value-type="float" office:value="1.31">
            <text:p>1.31</text:p>
          </table:table-cell>
          <table:table-cell office:value-type="float" office:value="1.32">
            <text:p>1.32</text:p>
          </table:table-cell>
          <table:table-cell office:value-type="float" office:value="1.3">
            <text:p>1.3</text:p>
          </table:table-cell>
          <table:table-cell office:value-type="float" office:value="1.31">
            <text:p>1.31</text:p>
          </table:table-cell>
          <table:table-cell office:value-type="float" office:value="1.41">
            <text:p>1.41</text:p>
          </table:table-cell>
          <table:table-cell office:value-type="float" office:value="1.3">
            <text:p>1.3</text:p>
          </table:table-cell>
          <table:table-cell office:value-type="float" office:value="1.32">
            <text:p>1.32</text:p>
          </table:table-cell>
          <table:table-cell office:value-type="float" office:value="1.31">
            <text:p>1.31</text:p>
          </table:table-cell>
          <table:table-cell office:value-type="float" office:value="1.29">
            <text:p>1.29</text:p>
          </table:table-cell>
          <table:table-cell table:formula="of:=SUM([.C6:.L6])/COUNT([.C6:.L6])" office:value-type="float" office:value="1.313">
            <text:p>1.31</text:p>
          </table:table-cell>
          <table:table-cell table:formula="of:=SQRT( 0.01*0.01 + POWER(STDEV([.C6:.L6])/SQRT(COUNT([.C6:.L6]));2))" office:value-type="float" office:value="0.0157091622239309">
            <text:p>0.02</text:p>
          </table:table-cell>
        </table:table-row>
        <table:table-row table:style-name="ro1">
          <table:table-cell office:value-type="string">
            <text:p>Heap</text:p>
          </table:table-cell>
          <table:table-cell office:value-type="string">
            <text:p>Melhor Caso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formula="of:=SUM([.C7:.L7])/COUNT([.C7:.L7])" office:value-type="float" office:value="0.969">
            <text:p>0.97</text:p>
          </table:table-cell>
          <table:table-cell table:formula="of:=SQRT( 0.01*0.01 + POWER(STDEV([.C7:.L7])/SQRT(COUNT([.C7:.L7]));2))" office:value-type="float" office:value="0.0108985218161812">
            <text:p>0.0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string">
            <text:p>Pior Caso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SUM([.C8:.L8])/COUNT([.C8:.L8])" office:value-type="float" office:value="0.081">
            <text:p>0.08</text:p>
          </table:table-cell>
          <table:table-cell table:formula="of:=SQRT( 0.01*0.01 + POWER(STDEV([.C8:.L8])/SQRT(COUNT([.C8:.L8]));2))" office:value-type="float" office:value="0.0115902257671425">
            <text:p>0.01</text:p>
          </table:table-cell>
        </table:table-row>
        <table:table-row table:style-name="ro1">
          <table:table-cell office:value-type="string">
            <text:p>Merge</text:p>
          </table:table-cell>
          <table:table-cell office:value-type="string">
            <text:p>Melhor Caso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table:number-columns-repeated="2" office:value-type="float" office:value="0.08">
            <text:p>0.08</text:p>
          </table:table-cell>
          <table:table-cell table:formula="of:=SUM([.C9:.L9])/COUNT([.C9:.L9])" office:value-type="float" office:value="0.074">
            <text:p>0.07</text:p>
          </table:table-cell>
          <table:table-cell table:formula="of:=SQRT( 0.01*0.01 + POWER(STDEV([.C9:.L9])/SQRT(COUNT([.C9:.L9]));2))" office:value-type="float" office:value="0.010770329614269">
            <text:p>0.01</text:p>
          </table:table-cell>
        </table:table-row>
        <table:table-row table:style-name="ro1">
          <table:table-cell office:value-type="string">
            <text:p>Quick</text:p>
          </table:table-cell>
          <table:table-cell office:value-type="string">
            <text:p>Pior Caso</text:p>
          </table:table-cell>
          <table:table-cell office:value-type="float" office:value="117.39">
            <text:p>117.39</text:p>
          </table:table-cell>
          <table:table-cell office:value-type="float" office:value="127.39">
            <text:p>127.39</text:p>
          </table:table-cell>
          <table:table-cell office:value-type="float" office:value="128.71">
            <text:p>128.71</text:p>
          </table:table-cell>
          <table:table-cell office:value-type="float" office:value="127.8">
            <text:p>127.8</text:p>
          </table:table-cell>
          <table:table-cell office:value-type="float" office:value="128.12">
            <text:p>128.12</text:p>
          </table:table-cell>
          <table:table-cell office:value-type="float" office:value="125.84">
            <text:p>125.84</text:p>
          </table:table-cell>
          <table:table-cell office:value-type="float" office:value="123.84">
            <text:p>123.84</text:p>
          </table:table-cell>
          <table:table-cell office:value-type="float" office:value="123.74">
            <text:p>123.74</text:p>
          </table:table-cell>
          <table:table-cell office:value-type="float" office:value="124.14">
            <text:p>124.14</text:p>
          </table:table-cell>
          <table:table-cell office:value-type="float" office:value="123.77">
            <text:p>123.77</text:p>
          </table:table-cell>
          <table:table-cell table:style-name="ce2" table:formula="of:=SUM([.C10:.L10])/COUNT([.C10:.L10])" office:value-type="float" office:value="125.074">
            <text:p>125</text:p>
          </table:table-cell>
          <table:table-cell table:style-name="ce2" table:formula="of:=SQRT( 0.01*0.01 + POWER(STDEV([.C10:.L10])/SQRT(COUNT([.C10:.L10]));2))" office:value-type="float" office:value="1.05834377947601">
            <text:p>1</text:p>
          </table:table-cell>
        </table:table-row>
        <table:table-row table:style-name="ro1">
          <table:table-cell office:value-type="string">
            <text:p>Quick</text:p>
          </table:table-cell>
          <table:table-cell office:value-type="string">
            <text:p>Melhor Caso</text:p>
          </table:table-cell>
          <table:table-cell table:number-columns-repeated="10" office:value-type="float" office:value="0.02">
            <text:p>0.02</text:p>
          </table:table-cell>
          <table:table-cell table:formula="of:=SUM([.C11:.L11])/COUNT([.C11:.L11])" office:value-type="float" office:value="0.02">
            <text:p>0.02</text:p>
          </table:table-cell>
          <table:table-cell table:formula="of:=SQRT( 0.01*0.01 + POWER(STDEV([.C11:.L11])/SQRT(COUNT([.C11:.L11]));2))" office:value-type="float" office:value="0.01">
            <text:p>0.01</text:p>
          </table:table-cell>
        </table:table-row>
        <table:table-row table:style-name="ro1">
          <table:table-cell office:value-type="string">
            <text:p>BetterQuick</text:p>
          </table:table-cell>
          <table:table-cell office:value-type="string">
            <text:p>Pior Caso</text:p>
          </table:table-cell>
          <table:table-cell office:value-type="float" office:value="118.05">
            <text:p>118.05</text:p>
          </table:table-cell>
          <table:table-cell office:value-type="float" office:value="121.51">
            <text:p>121.51</text:p>
          </table:table-cell>
          <table:table-cell office:value-type="float" office:value="120.59">
            <text:p>120.59</text:p>
          </table:table-cell>
          <table:table-cell office:value-type="float" office:value="119.41">
            <text:p>119.41</text:p>
          </table:table-cell>
          <table:table-cell office:value-type="float" office:value="119.21">
            <text:p>119.21</text:p>
          </table:table-cell>
          <table:table-cell office:value-type="float" office:value="121.11">
            <text:p>121.11</text:p>
          </table:table-cell>
          <table:table-cell office:value-type="float" office:value="122.61">
            <text:p>122.61</text:p>
          </table:table-cell>
          <table:table-cell office:value-type="float" office:value="122.21">
            <text:p>122.21</text:p>
          </table:table-cell>
          <table:table-cell office:value-type="float" office:value="123.35">
            <text:p>123.35</text:p>
          </table:table-cell>
          <table:table-cell office:value-type="float" office:value="121.51">
            <text:p>121.51</text:p>
          </table:table-cell>
          <table:table-cell table:style-name="ce3" table:formula="of:=SUM([.C12:.L12])/COUNT([.C12:.L12])" office:value-type="float" office:value="120.956">
            <text:p>121.0</text:p>
          </table:table-cell>
          <table:table-cell table:style-name="ce3" table:formula="of:=SQRT( 0.01*0.01 + POWER(STDEV([.C12:.L12])/SQRT(COUNT([.C12:.L12]));2))" office:value-type="float" office:value="0.523910933906391">
            <text:p>0.5</text:p>
          </table:table-cell>
        </table:table-row>
        <table:table-row table:style-name="ro1">
          <table:table-cell office:value-type="string">
            <text:p>BetterQuick</text:p>
          </table:table-cell>
          <table:table-cell office:value-type="string">
            <text:p>Melhor Caso</text:p>
          </table:table-cell>
          <table:table-cell table:number-columns-repeated="10" office:value-type="float" office:value="0.02">
            <text:p>0.02</text:p>
          </table:table-cell>
          <table:table-cell table:formula="of:=SUM([.C13:.L13])/COUNT([.C13:.L13])" office:value-type="float" office:value="0.02">
            <text:p>0.02</text:p>
          </table:table-cell>
          <table:table-cell table:formula="of:=SQRT( 0.01*0.01 + POWER(STDEV([.C13:.L13])/SQRT(COUNT([.C13:.L13]));2))" office:value-type="float" office:value="0.01">
            <text:p>0.01</text:p>
          </table:table-cell>
        </table:table-row>
        <table:table-row table:style-name="ro2">
          <table:table-cell table:number-columns-repeated="10"/>
          <table:table-cell table:number-columns-repeated="2" office:value-type="float" office:value="0">
            <text:p>0</text:p>
          </table:table-cell>
          <table:table-cell table:formula="of:=SUM([.C14:.L14])/COUNT([.C14:.L14])" office:value-type="float" office:value="0">
            <text:p>0.00</text:p>
          </table:table-cell>
          <table:table-cell table:formula="of:=SQRT( 0.01*0.01 + POWER(STDEV([.C14:.L14])/SQRT(COUNT([.C14:.L14]));2))" office:value-type="float" office:value="0.01">
            <text:p>0.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01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Pereira</meta:initial-creator>
    <meta:creation-date>2013-10-01T00:01:28</meta:creation-date>
    <dc:date>2013-10-01T01:11:15</dc:date>
    <dc:creator>Fernando Pereira</dc:creator>
    <meta:editing-duration>PT47M42S</meta:editing-duration>
    <meta:editing-cycles>1</meta:editing-cycles>
    <meta:document-statistic meta:table-count="3" meta:cell-count="184" meta:object-count="0"/>
    <meta:generator>OpenOffice/4.0.0$Unix OpenOffice.org_project/400m3$Build-9702</meta:generator>
  </office:meta>
</office:document-meta>
</file>